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 Rounded MT Bold" fo:font-weight="bold" style:font-weight-asian="bold"/>
    </style:style>
    <style:style style:name="P2" style:parent-style-name="Normal" style:family="paragraph">
      <style:text-properties style:font-name="Arial Rounded MT Bold" fo:font-weight="bold" style:font-weight-asian="bold"/>
    </style:style>
    <style:style style:name="P3" style:parent-style-name="Normal" style:family="paragraph">
      <style:text-properties style:font-name="Arial Rounded MT Bold" fo:font-weight="bold" style:font-weight-asian="bold"/>
    </style:style>
    <style:style style:name="P4" style:parent-style-name="Normal" style:family="paragraph">
      <style:text-properties style:font-name="Arial Rounded MT Bold"/>
    </style:style>
    <style:style style:name="T5" style:parent-style-name="Fuentedepárrafopredeter." style:family="text">
      <style:text-properties style:font-name="Arial Rounded MT Bold"/>
    </style:style>
    <style:style style:name="T6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7" style:parent-style-name="Fuentedepárrafopredeter." style:family="text">
      <style:text-properties style:font-name="Arial Rounded MT Bold"/>
    </style:style>
    <style:style style:name="T8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9" style:parent-style-name="Fuentedepárrafopredeter." style:family="text">
      <style:text-properties style:font-name="Arial Rounded MT Bold"/>
    </style:style>
    <style:style style:name="T10" style:parent-style-name="Fuentedepárrafopredeter." style:family="text">
      <style:text-properties style:font-name="Arial Rounded MT Bold"/>
    </style:style>
    <style:style style:name="T11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12" style:parent-style-name="Fuentedepárrafopredeter." style:family="text">
      <style:text-properties style:font-name="Arial Rounded MT Bold"/>
    </style:style>
    <style:style style:name="T13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P14" style:parent-style-name="Standard" style:family="paragraph">
      <style:text-properties style:font-name="Arial Rounded MT Bold"/>
    </style:style>
    <style:style style:name="T15" style:parent-style-name="Fuentedepárrafopredeter." style:family="text">
      <style:text-properties style:font-name="Arial Rounded MT Bold"/>
    </style:style>
    <style:style style:name="T16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17" style:parent-style-name="Fuentedepárrafopredeter." style:family="text">
      <style:text-properties style:font-name="Arial Rounded MT Bold"/>
    </style:style>
    <style:style style:name="T18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19" style:parent-style-name="Fuentedepárrafopredeter." style:family="text">
      <style:text-properties style:font-name="Arial Rounded MT Bold"/>
    </style:style>
    <style:style style:name="T20" style:parent-style-name="Fuentedepárrafopredeter." style:family="text">
      <style:text-properties style:font-name="Arial Rounded MT Bold"/>
    </style:style>
    <style:style style:name="T21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22" style:parent-style-name="Fuentedepárrafopredeter." style:family="text">
      <style:text-properties style:font-name="Arial Rounded MT Bold"/>
    </style:style>
    <style:style style:name="T23" style:parent-style-name="Fuentedepárrafopredeter." style:family="text">
      <style:text-properties style:font-name="Arial Rounded MT Bold"/>
    </style:style>
    <style:style style:name="T24" style:parent-style-name="Fuentedepárrafopredeter." style:family="text">
      <style:text-properties style:font-name="Arial Rounded MT Bold"/>
    </style:style>
    <style:style style:name="T25" style:parent-style-name="Fuentedepárrafopredeter." style:family="text">
      <style:text-properties style:font-name="Arial Rounded MT Bold"/>
    </style:style>
    <style:style style:name="T26" style:parent-style-name="Fuentedepárrafopredeter." style:family="text">
      <style:text-properties style:font-name="Arial Rounded MT Bold"/>
    </style:style>
    <style:style style:name="T27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28" style:parent-style-name="Fuentedepárrafopredeter." style:family="text">
      <style:text-properties style:font-name="Arial Rounded MT Bold"/>
    </style:style>
    <style:style style:name="T29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30" style:parent-style-name="Fuentedepárrafopredeter." style:family="text">
      <style:text-properties style:font-name="Arial Rounded MT Bold"/>
    </style:style>
    <style:style style:name="T31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32" style:parent-style-name="Fuentedepárrafopredeter." style:family="text">
      <style:text-properties style:font-name="Arial Rounded MT Bold"/>
    </style:style>
    <style:style style:name="T33" style:parent-style-name="Fuentedepárrafopredeter." style:family="text">
      <style:text-properties style:font-name="Arial Rounded MT Bold"/>
    </style:style>
    <style:style style:name="T34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35" style:parent-style-name="Fuentedepárrafopredeter." style:family="text">
      <style:text-properties style:font-name="Arial Rounded MT Bold"/>
    </style:style>
    <style:style style:name="P36" style:parent-style-name="Standard" style:family="paragraph">
      <style:text-properties style:font-name="Arial Rounded MT Bold"/>
    </style:style>
    <style:style style:name="P37" style:parent-style-name="Standard" style:family="paragraph">
      <style:text-properties style:font-name="Arial Rounded MT Bold" fo:font-weight="bold" style:font-weight-asian="bold" style:font-weight-complex="bold"/>
    </style:style>
    <style:style style:name="P38" style:parent-style-name="Standard" style:family="paragraph">
      <style:text-properties style:font-name="Arial Rounded MT Bold"/>
    </style:style>
    <style:style style:name="P39" style:parent-style-name="Standard" style:family="paragraph">
      <style:text-properties style:font-name="Arial Rounded MT Bold"/>
    </style:style>
    <style:style style:name="T40" style:parent-style-name="Fuentedepárrafopredeter." style:family="text">
      <style:text-properties style:font-name="Arial Rounded MT Bold"/>
    </style:style>
    <style:style style:name="T41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2" style:parent-style-name="Fuentedepárrafopredeter." style:family="text">
      <style:text-properties style:font-name="Arial Rounded MT Bold"/>
    </style:style>
    <style:style style:name="T43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4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5" style:parent-style-name="Fuentedepárrafopredeter." style:family="text">
      <style:text-properties style:font-name="Arial Rounded MT Bold"/>
    </style:style>
    <style:style style:name="T46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7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8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49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50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51" style:parent-style-name="Fuentedepárrafopredeter." style:family="text">
      <style:text-properties style:font-name="Arial Rounded MT Bold"/>
    </style:style>
    <style:style style:name="T52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53" style:parent-style-name="Fuentedepárrafopredeter." style:family="text">
      <style:text-properties style:font-name="Arial Rounded MT Bold"/>
    </style:style>
    <style:style style:name="T54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55" style:parent-style-name="Fuentedepárrafopredeter." style:family="text">
      <style:text-properties style:font-name="Arial Rounded MT Bold"/>
    </style:style>
    <style:style style:name="T56" style:parent-style-name="Fuentedepárrafopredeter." style:family="text">
      <style:text-properties style:font-name="Arial Rounded MT Bold" fo:font-weight="bold" style:font-weight-asian="bold" style:font-weight-complex="bold"/>
    </style:style>
    <style:style style:name="T57" style:parent-style-name="Fuentedepárrafopredeter." style:family="text">
      <style:text-properties style:font-name="Arial Rounded MT Bold"/>
    </style:style>
    <style:style style:name="P58" style:parent-style-name="Standard" style:family="paragraph">
      <style:text-properties style:font-name="Arial Rounded MT Bold"/>
    </style:style>
    <style:style style:name="P59" style:parent-style-name="Standard" style:family="paragraph">
      <style:text-properties style:font-name="Arial Rounded MT Bold"/>
    </style:style>
    <style:style style:name="P60" style:parent-style-name="Standard" style:family="paragraph">
      <style:text-properties style:font-name="Arial Rounded MT Bold"/>
    </style:style>
  </office:automatic-styles>
  <office:body>
    <office:text text:use-soft-page-breaks="true">
      <text:p text:style-name="P1">Bases de Datos I</text:p>
      <text:p text:style-name="P2">11/09/2020</text:p>
      <text:p text:style-name="P3">Apuntes de la clase 11/09</text:p>
      <text:p text:style-name="P4">IS-501<text:line-break/>José Inestroza</text:p>
      <text:p text:style-name="Standard"/>
      <text:p text:style-name="Standard"><text:span text:style-name="T5">Comando importante: Gestor de paquetes para todas las distribuciones de Linux basados en Debian es<text:s/></text:span><text:span text:style-name="T6">apt</text:span><text:span text:style-name="T7">. Para ver parte de su documentación se usa<text:s/></text:span><text:span text:style-name="T8">apt –help.<text:s/></text:span><text:span text:style-name="T9">Para<text:s/></text:span><text:span text:style-name="T10">listar los paquetes que se tienen en la base de datos,<text:s/></text:span><text:span text:style-name="T11">apt list.<text:s/></text:span><text:span text:style-name="T12">Para buscar en paquetes se usa<text:s/></text:span><text:span text:style-name="T13">apt search mysql.</text:span></text:p>
      <text:p text:style-name="P14"/>
      <text:p text:style-name="Standard"><text:span text:style-name="T15">La<text:s/></text:span><text:span text:style-name="T16">bigdata<text:s/></text:span><text:span text:style-name="T17">y<text:s/></text:span><text:span text:style-name="T18">NOSQL<text:s/></text:span><text:span text:style-name="T19">son parte de las bases de datos, las bases de datos son colecciones de datos relacionados, no necesariamente debe vivir e</text:span><text:span text:style-name="T20">n un sistema relacionado. Las bases de datos se manejan por sistemas de información llamado sistema de gestión de bases de datos, por ejemplo<text:s/></text:span><text:span text:style-name="T21">MySQL, Oracle, SQL Server, etc.<text:s/></text:span><text:span text:style-name="T22"><text:s/>Permite la protección de información, y ayuda a los administradores de las bases<text:s/></text:span><text:span text:style-name="T23">de datos para tener control de la base de datos (DBA Database Administrator). <text:s/></text:span><text:span text:style-name="T24"><text:line-break/></text:span><text:span text:style-name="T25"><text:line-break/></text:span><text:span text:style-name="T26">Haciendo uso de<text:s/></text:span><text:span text:style-name="T27">mysql –help<text:s/></text:span><text:span text:style-name="T28"><text:s/>se pueden ver todos los comandos que se pueden utilizar desde la consola.<text:s/></text:span><text:span text:style-name="T29">Mysql</text:span><text:span text:style-name="T30"><text:s/>es administrado por Oracle, al mismo tiempo se instala<text:s/></text:span><text:span text:style-name="T31">MariaDB</text:span><text:span text:style-name="T32"><text:s/>la<text:s/></text:span><text:span text:style-name="T33">cual es más pura que<text:s/></text:span><text:span text:style-name="T34">Mysql,<text:s/></text:span><text:span text:style-name="T35">Mysql se puede conectar <text:s/>una base de datos, se puede levantar una base de datos.</text:span></text:p>
      <text:p text:style-name="P36"/>
      <text:p text:style-name="P37">Comandos importantes en la ayuda de Mysql</text:p>
      <text:p text:style-name="P38">-H, --host=name <text:s/>–&gt; Conecta con el host<text:line-break/>-U, --user=name –&gt; Conectar con un usuario<text:line-break/>-P, --password[=name]<text:s/>–&gt; El usuario tienen una contraseña</text:p>
      <text:p text:style-name="P39"/>
      <text:p text:style-name="Standard"><text:span text:style-name="T40">Activar servicio de bases de datos de mysql –&gt;<text:s/></text:span><text:span text:style-name="T41">sudo service mysql start</text:span></text:p>
      <text:p text:style-name="Standard"><text:span text:style-name="T42">Conectar a la base de datos –&gt;<text:s/></text:span><text:span text:style-name="T43">mysql -u nombreUsuario -p</text:span><text:span text:style-name="T44"><text:line-break/></text:span><text:span text:style-name="T45">Conectar a otro sistema –&gt;<text:s/></text:span><text:span text:style-name="T46">mysql -h 192.168.1.115 -u nombreUsuario -p</text:span><text:span text:style-name="T47"><text:line-break/></text:span></text:p>
      <text:p text:style-name="Standard"><text:span text:style-name="T48">Dentro de MariaDB<text:s/></text:span><text:span text:style-name="T49">[(none)]</text:span></text:p>
      <text:p text:style-name="Standard"><text:span text:style-name="T50">1. Mostrar base de datos :<text:s/></text:span><text:span text:style-name="T51">show databases.</text:span></text:p>
      <text:p text:style-name="Standard"><text:span text:style-name="T52">2. Usar base de datos :<text:s/></text:span><text:span text:style-name="T53">use nombreBaseDatos.</text:span></text:p>
      <text:p text:style-name="Standard"><text:span text:style-name="T54">3. Mostrar tablas de una base de datos :<text:s/></text:span><text:span text:style-name="T55">show tables.</text:span></text:p>
      <text:p text:style-name="Standard"><text:span text:style-name="T56">4. Pedir info a la base de datos :<text:s/></text:span><text:span text:style-name="T57">select 1; (muestra el titulo y el valor).</text:span></text:p>
      <text:p text:style-name="P58"><text:tab/>—&gt; select 1 as number, “cadena” as string;</text:p>
      <text:p text:style-name="P59"><text:tab/>—&gt; select now( );</text:p>
      <text:p text:style-name="P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H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dgar Josué Benedetto Godoy</dc:creator>
    <meta:creation-date>2020-09-11T09:09:00Z</meta:creation-date>
    <dc:date>2020-09-11T16:19:00Z</dc:date>
    <meta:template xlink:href="Normal" xlink:type="simple"/>
    <meta:editing-cycles>3</meta:editing-cycles>
    <meta:editing-duration>PT300S</meta:editing-duration>
    <meta:document-statistic meta:page-count="1" meta:paragraph-count="3" meta:word-count="278" meta:character-count="1807" meta:row-count="12" meta:non-whitespace-character-count="1532"/>
  </office:meta>
</office:document-meta>
</file>